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6ad2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a9fdf" officeooo:paragraph-rsid="000a9fd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906a3" officeooo:paragraph-rsid="000906a3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092e6" officeooo:paragraph-rsid="001092e6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rsid="000bd80c" officeooo:paragraph-rsid="000bd80c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0b4717" officeooo:paragraph-rsid="000b4717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0a9fdf" officeooo:paragraph-rsid="000a9fdf" style:font-weight-asian="normal" style:font-weight-complex="normal"/>
    </style:style>
    <style:style style:name="T1" style:family="text">
      <style:text-properties officeooo:rsid="0006ad2f"/>
    </style:style>
    <style:style style:name="T2" style:family="text">
      <style:text-properties officeooo:rsid="000c3960"/>
    </style:style>
    <style:style style:name="T3" style:family="text">
      <style:text-properties officeooo:rsid="000e24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4">2) <text:span text:style-name="T1">Quando falamos em memórias, definimos dois conceitos principais: memória lógica e memória física. Explique-as, mencionando a diferença entre elas.</text:span></text:p>
      <text:p text:style-name="P1"/>
      <text:p text:style-name="P9">Memória Lógica: É a parte de memória que um processo individual do sistema operacional possui (que ele enxerga).</text:p>
      <text:p text:style-name="P9">Memória Física: Circuitos integrados da memória RAM.</text:p>
      <text:p text:style-name="P5"/>
      <text:p text:style-name="P3">3) Explique com suas palavras qual o conceito de MMU e qual sua funcionalidade.</text:p>
      <text:p text:style-name="P5"/>
      <text:p text:style-name="P5">É um circuito integrado do processador que realiza a conversão dos endereços lógicos (de um processo), para um endereço físico da memória RAM.</text:p>
      <text:p text:style-name="P5"/>
      <text:p text:style-name="P2">4) Quais as funcionalidades de um Driver de Dispositivo?</text:p>
      <text:p text:style-name="P5"/>
      <text:p text:style-name="P5">É um pequeno software que realiza a comunicação entre o hardware (baixo nível) com o sistema opereacional, gerenciando principalmente a entrada e saída de dados do dispositivo.</text:p>
      <text:p text:style-name="P5"/>
      <text:p text:style-name="P2">5) Apresente as formas de polling e de interjeição, quanto a interação processador-dispositivo.</text:p>
      <text:p text:style-name="P5"/>
      <text:p text:style-name="P5">Comunicaçaõ por polling: Em uma comunicação por Polling, a CPU está continuamente testando para ver se o dispostivo de E/S está pronto para receber a próxima instrução. Ex: Imprimir caracteres em uma folha em branco por meio de uma interface serial.</text:p>
      <text:p text:style-name="P5"/>
      <text:p text:style-name="P5">Comunicação por interjeição: Otimização do polling. A CPU testa somente um bit, fazendo com que o tempo de teste seja menor.</text:p>
      <text:p text:style-name="P5"/>
      <text:p text:style-name="P2">6) O que são semáforos, monitores e mutexes e para que servem em um processo concorrente?</text:p>
      <text:p text:style-name="P2"/>
      <text:p text:style-name="P8">Semáforos:</text:p>
      <text:p text:style-name="P8">Monitores:</text:p>
      <text:p text:style-name="P8">Mutexes: </text:p>
      <text:p text:style-name="P2"/>
      <text:p text:style-name="P2">7) O que são deadlocks e quando podem ocorrer?</text:p>
      <text:p text:style-name="P2"/>
      <text:p text:style-name="P7">Deadlocks são situações em que dois processos são impedidos de continuar suas ações, pois estão esperando uns pelos outros liberar o recurso detido. No contexto de sistemas operacionais, deadlocks podem ocorrer em <text:span text:style-name="T2">recursos</text:span> não-preemptíveis, <text:span text:style-name="T3">onde cada recurso está alocado a um processo, condição de espera circular e a condição de posse e espera.</text:span> </text:p>
      <text:p text:style-name="P2"/>
      <text:p text:style-name="P2">8) Explique as formas de alocamento de memória: Contígua, Encadeada e Indexada.</text:p>
      <text:p text:style-name="P2"/>
      <text:p text:style-name="P6">Contígua: </text:p>
      <text:p text:style-name="P6">Encadeada: </text:p>
      <text:p text:style-name="P6">Indexada: </text:p>
      <text:p text:style-name="P2"/>
      <text:p text:style-name="P2">9) Explique as três estratégias: Worst fit, Best fit e First fit.</text:p>
      <text:p text:style-name="P2"/>
      <text:p text:style-name="P2">10) Permissões Linux: _ABC</text:p>
      <text:p text:style-name="P2"/>
      <text:p text:style-name="P10">-- Controle de acesso aos arquivos - Permissões </text:p>
      <text:p text:style-name="P10"><text:soft-page-break/>Determina quais operações podem ou não ser realizadas em um determinado arquivo para o usuários, grupos ou outros.</text:p>
      <text:p text:style-name="P10"/>
      <text:p text:style-name="P10">--&gt; D rwx rwx rwx</text:p>
      <text:p text:style-name="P10">--&gt; _ <text:s/>(1) <text:s text:c="2"/>(2) <text:s/>(3) </text:p>
      <text:p text:style-name="P10">Legenda:</text:p>
      <text:p text:style-name="P10">_ é arquivo | D é diretório</text:p>
      <text:p text:style-name="P10">(1) Permissões do usuário</text:p>
      <text:p text:style-name="P10">(2) Permissões de grupo</text:p>
      <text:p text:style-name="P10">(3) Permissões de outros</text:p>
      <text:p text:style-name="P10"/>
      <text:p text:style-name="P10">r = leitura</text:p>
      <text:p text:style-name="P10">w = gravação</text:p>
      <text:p text:style-name="P10">x = execução</text:p>
      <text:p text:style-name="P10">- = representa falta de permissão</text:p>
      <text:p text:style-name="P9"/>
      <text:p text:style-name="P9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08:04:10.641000000</meta:creation-date>
    <dc:date>2019-06-13T09:12:25.832000000</dc:date>
    <meta:editing-duration>PT14M57S</meta:editing-duration>
    <meta:editing-cycles>11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35" meta:word-count="378" meta:character-count="2322" meta:non-whitespace-character-count="1970"/>
  </office:meta>
</office:document-meta>
</file>